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58ef" officeooo:paragraph-rsid="000458ef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8:52:24.983000000</meta:creation-date>
    <meta:editing-duration>PT2H23M8S</meta:editing-duration>
    <meta:editing-cycles>3</meta:editing-cycles>
    <meta:generator>LibreOffice/4.4.5.2$Windows_x86 LibreOffice_project/a22f674fd25a3b6f45bdebf25400ed2adff0ff99</meta:generator>
    <dc:title>Default</dc:title>
    <dc:date>2016-01-24T01:48:30.957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AppData/Roaming/LibreOffice/4/user/template/Default.ott" meta:date="2015-08-25T18:52:24.782000000"/>
  </office:meta>
</office:document-meta>
</file>